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3.91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15.722cm"/>
    </style:style>
    <style:style style:name="pr4" style:family="presentation" style:parent-style-name="Standard-subtitle">
      <style:graphic-properties draw:fill-color="#ffffff" fo:min-height="16.3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1cm" fo:margin-bottom="0.1cm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cm" fo:margin-bottom="0.3cm" fo:text-align="start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913cm" svg:x="1.4cm" svg:y="4.048cm" presentation:class="subtitle" presentation:user-transformed="true">
          <draw:text-box>
            <text:p><text:span text:style-name="T1">Build Number Generation</text:span></text:p>
            <text:p><text:span text:style-name="T1">With git And cmak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Wolfram Rösler</text:span></text:p>
            <text:p><text:span text:style-name="T2"/></text:p>
            <text:p><text:span text:style-name="T2"/></text:p>
            <text:p><text:span text:style-name="T3">https://gitlab.com/wolframroesler/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722cm" svg:x="1.4cm" svg:y="3.143cm" presentation:class="subtitle" presentation:user-transformed="true">
          <draw:text-box>
            <text:p text:style-name="P3"><text:span text:style-name="T4">When we say „build number“ we actually mean the commit 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16.34cm" svg:x="1.4cm" svg:y="2.835cm" presentation:class="subtitle" presentation:user-transformed="true">
          <draw:text-box>
            <text:p><text:span text:style-name="T1">Requirements:</text:span></text:p>
            <text:p><text:span text:style-name="T2"/></text:p>
            <text:p><text:span text:style-name="T2"/></text:p>
            <text:list text:style-name="L1">
              <text:list-item>
                <text:p text:style-name="P5"><text:span text:style-name="T5">Generate a new build number with every commit</text:span></text:p>
              </text:list-item>
              <text:list-item>
                <text:p text:style-name="P5"><text:span text:style-name="T5">Manage version number in git tags only</text:span></text:p>
              </text:list-item>
              <text:list-item>
                <text:p text:style-name="P5"><text:span text:style-name="T5">Generate version identifier with: version number, build number, date/time, platform details</text:span></text:p>
              </text:list-item>
              <text:list-item>
                <text:p text:style-name="P5"><text:span text:style-name="T5">Make version identifier available to the program (e. g., display it with </text:span><text:span text:style-name="T6">--version</text:span><text:span text:style-name="T5">)</text:span></text:p>
              </text:list-item>
              <text:list-item>
                <text:p text:style-name="P5"><text:span text:style-name="T5">Can extract version identifier from executable without executing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6-07T18:42:50.427292000</dc:date>
    <dc:creator>Wolfram Rösler</dc:creator>
    <meta:editing-duration>PT21M28S</meta:editing-duration>
    <meta:editing-cycles>15</meta:editing-cycles>
    <meta:document-statistic meta:object-count="30"/>
  </office:meta>
</office:document-meta>
</file>